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157a5b" officeooo:paragraph-rsid="00157a5b"/>
    </style:style>
    <style:style style:name="P2" style:family="paragraph" style:parent-style-name="Text_20_body">
      <style:text-properties style:font-name="FreeMono"/>
    </style:style>
    <style:style style:name="P3" style:family="paragraph" style:parent-style-name="Text_20_body">
      <style:text-properties officeooo:paragraph-rsid="00157a5b"/>
    </style:style>
    <style:style style:name="T1" style:family="text">
      <style:text-properties loext:padding="0in" loext:border="none"/>
    </style:style>
    <style:style style:name="T2" style:family="text">
      <style:text-properties style:font-name="FreeMono"/>
    </style:style>
    <style:style style:name="T3" style:family="text">
      <style:text-properties style:font-name="FreeMono" officeooo:rsid="00157a5b"/>
    </style:style>
    <style:style style:name="T4" style:family="text">
      <style:text-properties style:font-name="FreeMono" officeooo:rsid="00157a5b" loext:padding="0in" loext:border="non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HW2</text:p>
      <text:p text:style-name="P1">CPE 412</text:p>
      <text:p text:style-name="P1"/>
      <text:p text:style-name="P3"><text:span text:style-name="T3">1. On the dmc.asc.edu system compile and execute the add_num_MPI.cpp program that is part of this assignment (i.e. add_num_MPI.cpp file that is posted on CanvasTM or can be obtained by executing the cp /home/shared/wells/hw2/add_num_MPI.cpp . command on the Alabama Supercomputer dmc system). Create a new program (add_num_MPI_rev1.cpp) by modifying the original program so that the global maximum and minimum number is also found and outputed in addition to the sum. Do this in a manner that allows global minimums and maximums to be computed in parallel for the subset of number list that is assigned to each concurrent MPI process and then computing the global maximum and minimum using these local maximums and minimums.</text:span></text:p>
      <text:p text:style-name="P3"><text:span text:style-name="T3"/></text:p>
      <text:p text:style-name="P3"><text:span text:style-name="T3">2. </text:span><text:span text:style-name="T2">Create the add_num_MPI_rev2.cpp program by modifying the add_num_MPI_rev1.cpp program created in Problem 1. In this revision add the necessary additional statements that will allow for the size of the number list (i.e. number of numbers to be added) to be something other than a multiple of the number of MPI processes. Verify that the program works correctly using 2 to 16 MPI processes for a number set size of 2483 numbers. Was the number that was returned as the sum always the same? If not explain any inconsistencies you may have observed.</text:span></text:p>
      <text:p text:style-name="P3"><text:span text:style-name="T2"/></text:p>
      <text:p text:style-name="P3"><text:span text:style-name="T3">3. </text:span><text:span text:style-name="T2">Create the add_num_MPI_rev3.cpp program by modifying the add_num_MPI_rev2.cpp program created in Problem 2. In this new revision you are to replace the user written functions send_all_int(), scatter(), and reduce(), with equivalent collaborative communication routines from the MPI library. Verify that the program works correctly using 2 to 16 MPI processes for a number set size of 2483 numbers. Was the number that was returned as the sum always the same? If not explain any inconsistencies you may have observed.</text:span></text:p>
      <text:p text:style-name="P3"><text:span text:style-name="T2"/></text:p>
      <text:p text:style-name="P2">You are to upload a single document file on the HW2 Assignment on the UAH Course CanvasTM site on or before its due date. Embedded in your final document submission should be the source code for each of your three revisions along with the resulting output that was produced by the actual execution of each version of the program. For the 2483 list size demonstration please comment out the portion of the code that echo's the randomly generated numbers that are in the list.</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0T11:37:04.396611254</meta:creation-date>
    <dc:date>2015-09-10T11:38:38.063732773</dc:date>
    <meta:editing-duration>PT1M33S</meta:editing-duration>
    <meta:editing-cycles>1</meta:editing-cycles>
    <meta:document-statistic meta:table-count="0" meta:image-count="0" meta:object-count="0" meta:page-count="2" meta:paragraph-count="7" meta:word-count="376" meta:character-count="2291" meta:non-whitespace-character-count="1922"/>
    <meta:generator>LibreOffice/5.0.1.2.0$Linux_X86_64 LibreOffice_project/00m0$Build-2</meta:generator>
  </office:meta>
</office:document-meta>
</file>